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Tabla2" style:family="table">
      <style:table-properties style:width="6.6931in" table:align="margins"/>
    </style:style>
    <style:style style:name="Tabla2.A" style:family="table-column">
      <style:table-column-properties style:column-width="3.3465in" style:rel-column-width="32767*"/>
    </style:style>
    <style:style style:name="Tabla2.B" style:family="table-column">
      <style:table-column-properties style:column-width="3.3465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6.6931in" table:align="margins"/>
    </style:style>
    <style:style style:name="Tabla3.A" style:family="table-column">
      <style:table-column-properties style:column-width="3.3465in" style:rel-column-width="32767*"/>
    </style:style>
    <style:style style:name="Tabla3.B" style:family="table-column">
      <style:table-column-properties style:column-width="3.3465in" style:rel-column-width="3276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Standard">
      <style:text-properties officeooo:rsid="0017e276" officeooo:paragraph-rsid="0017e276"/>
    </style:style>
    <style:style style:name="P3" style:family="paragraph" style:parent-style-name="Standard">
      <style:text-properties officeooo:paragraph-rsid="0020472e"/>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officeooo:rsid="001da155" officeooo:paragraph-rsid="001da155" fo:background-color="transparent"/>
    </style:style>
    <style:style style:name="P9" style:family="paragraph" style:parent-style-name="Text_20_body">
      <style:text-properties officeooo:rsid="0026cc90" officeooo:paragraph-rsid="0026cc90" fo:background-color="transparent"/>
    </style:style>
    <style:style style:name="P10" style:family="paragraph" style:parent-style-name="Text_20_body">
      <style:text-properties officeooo:rsid="001da155" officeooo:paragraph-rsid="001da155"/>
    </style:style>
    <style:style style:name="P11" style:family="paragraph" style:parent-style-name="Text_20_body">
      <style:text-properties officeooo:paragraph-rsid="001e4a10"/>
    </style:style>
    <style:style style:name="P12" style:family="paragraph" style:parent-style-name="Text_20_body">
      <style:text-properties officeooo:rsid="001e4a10" officeooo:paragraph-rsid="001e4a10"/>
    </style:style>
    <style:style style:name="P13" style:family="paragraph" style:parent-style-name="Text_20_body">
      <style:text-properties officeooo:rsid="001e4a10" officeooo:paragraph-rsid="0020472e"/>
    </style:style>
    <style:style style:name="P14" style:family="paragraph" style:parent-style-name="Text_20_body">
      <style:text-properties officeooo:rsid="0020472e" officeooo:paragraph-rsid="0020472e"/>
    </style:style>
    <style:style style:name="P15" style:family="paragraph" style:parent-style-name="Text_20_body">
      <style:text-properties fo:font-style="normal" officeooo:rsid="0024e8a0" officeooo:paragraph-rsid="0024e8a0" style:font-style-asian="normal" style:font-style-complex="normal"/>
    </style:style>
    <style:style style:name="P16" style:family="paragraph" style:parent-style-name="Text_20_body">
      <style:text-properties officeooo:rsid="001e3fe7" officeooo:paragraph-rsid="001e4a10"/>
    </style:style>
    <style:style style:name="P17" style:family="paragraph" style:parent-style-name="Text_20_body">
      <style:text-properties officeooo:rsid="001e3fe7" officeooo:paragraph-rsid="001e3fe7"/>
    </style:style>
    <style:style style:name="P18" style:family="paragraph" style:parent-style-name="Text_20_body">
      <style:text-properties officeooo:rsid="001e3fe7" officeooo:paragraph-rsid="0020472e"/>
    </style:style>
    <style:style style:name="P19" style:family="paragraph" style:parent-style-name="Text_20_body">
      <style:text-properties officeooo:rsid="001d8e61" officeooo:paragraph-rsid="001d8e61"/>
    </style:style>
    <style:style style:name="P20" style:family="paragraph" style:parent-style-name="Text_20_body">
      <style:text-properties officeooo:rsid="0023062e" officeooo:paragraph-rsid="0023062e"/>
    </style:style>
    <style:style style:name="P21" style:family="paragraph" style:parent-style-name="Text_20_body">
      <style:text-properties officeooo:rsid="0024e8a0" officeooo:paragraph-rsid="0024e8a0"/>
    </style:style>
    <style:style style:name="P22" style:family="paragraph" style:parent-style-name="Text_20_body">
      <style:text-properties officeooo:rsid="001e4a10" officeooo:paragraph-rsid="001e4a10" fo:background-color="#c5000b"/>
    </style:style>
    <style:style style:name="P23" style:family="paragraph" style:parent-style-name="Text_20_body">
      <style:text-properties officeooo:rsid="00292f86" officeooo:paragraph-rsid="00292f86"/>
    </style:style>
    <style:style style:name="P24" style:family="paragraph" style:parent-style-name="Text_20_body">
      <style:text-properties officeooo:rsid="002ae8d9" officeooo:paragraph-rsid="002ae8d9"/>
    </style:style>
    <style:style style:name="P25" style:family="paragraph" style:parent-style-name="Text_20_body">
      <style:text-properties officeooo:rsid="002f526d" officeooo:paragraph-rsid="002f526d" fo:background-color="#ffff00"/>
    </style:style>
    <style:style style:name="P26" style:family="paragraph" style:parent-style-name="Contents_20_Heading">
      <style:paragraph-properties fo:break-before="page"/>
    </style:style>
    <style:style style:name="P27" style:family="paragraph" style:parent-style-name="Text_20_body">
      <style:paragraph-properties fo:break-before="page"/>
      <style:text-properties officeooo:rsid="001da155" officeooo:paragraph-rsid="001da155"/>
    </style:style>
    <style:style style:name="P28" style:family="paragraph" style:parent-style-name="Text_20_body">
      <style:paragraph-properties fo:background-color="transparent">
        <style:background-image/>
      </style:paragraph-properties>
      <style:text-properties officeooo:rsid="00195dda" officeooo:paragraph-rsid="00195dda"/>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Text_20_body" style:list-style-name="">
      <style:text-properties officeooo:rsid="002ae8d9" officeooo:paragraph-rsid="0030dc10"/>
    </style:style>
    <style:style style:name="P33" style:family="paragraph" style:parent-style-name="Text_20_body" style:list-style-name="">
      <style:paragraph-properties fo:text-align="justify" style:justify-single-word="false"/>
      <style:text-properties fo:color="#666666" fo:font-style="italic" fo:font-weight="bold" officeooo:rsid="002ae8d9" officeooo:paragraph-rsid="0030dc10" style:font-style-asian="italic" style:font-weight-asian="bold" style:font-style-complex="italic" style:font-weight-complex="bold"/>
    </style:style>
    <style:style style:name="P34" style:family="paragraph" style:parent-style-name="Text_20_body" style:list-style-name="L2">
      <style:text-properties officeooo:rsid="001d8e61" officeooo:paragraph-rsid="0024e8a0"/>
    </style:style>
    <style:style style:name="P35" style:family="paragraph" style:parent-style-name="Text_20_body" style:list-style-name="L2">
      <style:text-properties officeooo:rsid="001d8e61" officeooo:paragraph-rsid="001d8e61"/>
    </style:style>
    <style:style style:name="P36" style:family="paragraph" style:parent-style-name="Text_20_body" style:list-style-name="L2">
      <style:text-properties officeooo:rsid="001d8e61" officeooo:paragraph-rsid="00208296"/>
    </style:style>
    <style:style style:name="P37" style:family="paragraph" style:parent-style-name="Text_20_body" style:list-style-name="L3">
      <style:text-properties officeooo:rsid="001e4a10" officeooo:paragraph-rsid="001e4a10"/>
    </style:style>
    <style:style style:name="P38" style:family="paragraph" style:parent-style-name="Text_20_body" style:list-style-name="L4">
      <style:text-properties style:font-name="Liberation Serif" fo:language="es" fo:country="AR" fo:font-style="normal" style:text-underline-style="none" officeooo:rsid="00354663" officeooo:paragraph-rsid="0034955e" fo:background-color="transparent" style:font-style-asian="normal" style:font-style-complex="normal"/>
    </style:style>
    <style:style style:name="P39" style:family="paragraph" style:parent-style-name="Text_20_body" style:list-style-name="L4">
      <style:text-properties style:font-name="Liberation Serif" fo:language="es" fo:country="AR" fo:font-style="normal" style:text-underline-style="none" officeooo:rsid="0036708b" officeooo:paragraph-rsid="0034955e" fo:background-color="transparent" style:font-style-asian="normal" style:font-style-complex="normal"/>
    </style:style>
    <style:style style:name="P40" style:family="paragraph" style:parent-style-name="Text_20_body" style:list-style-name="L4">
      <style:text-properties style:font-name="Liberation Serif" fo:language="es" fo:country="AR" fo:font-style="normal" style:text-underline-style="none" officeooo:rsid="001d8e61" officeooo:paragraph-rsid="0034955e" fo:background-color="transparent" style:font-style-asian="normal" style:font-style-complex="normal"/>
    </style:style>
    <style:style style:name="P41" style:family="paragraph" style:parent-style-name="Text_20_body">
      <style:text-properties style:font-name="Liberation Serif" officeooo:rsid="002f4589" officeooo:paragraph-rsid="0034955e"/>
    </style:style>
    <style:style style:name="P42" style:family="paragraph" style:parent-style-name="Text_20_body" style:list-style-name="L4">
      <style:text-properties style:font-name="Liberation Serif" fo:font-size="12pt" fo:language="es" fo:country="AR" fo:font-style="normal" style:text-underline-style="none" officeooo:rsid="001d8e61" officeooo:paragraph-rsid="0034955e" fo:background-color="transparent" style:font-size-asian="12pt" style:font-style-asian="normal" style:font-size-complex="12pt" style:font-style-complex="normal"/>
    </style:style>
    <style:style style:name="P43" style:family="paragraph" style:parent-style-name="Text_20_body" style:list-style-name="L4">
      <style:text-properties style:font-name="Liberation Serif" fo:font-size="12pt" fo:language="es" fo:country="AR" fo:font-style="normal" style:text-underline-style="none" officeooo:rsid="002c94e6" officeooo:paragraph-rsid="0034955e" fo:background-color="transparent" style:font-size-asian="12pt" style:font-style-asian="normal" style:font-size-complex="12pt" style:font-style-complex="normal"/>
    </style:style>
    <style:style style:name="P44" style:family="paragraph" style:parent-style-name="Text_20_body" style:list-style-name="L4">
      <style:text-properties style:font-name="Liberation Serif" fo:font-size="12pt" fo:language="es" fo:country="AR" fo:font-style="normal" style:text-underline-style="none" officeooo:rsid="00361769" officeooo:paragraph-rsid="0034955e" fo:background-color="transparent" style:font-size-asian="12pt" style:font-style-asian="normal" style:font-size-complex="12pt" style:font-style-complex="normal"/>
    </style:style>
    <style:style style:name="P45" style:family="paragraph" style:parent-style-name="Text_20_body" style:list-style-name="L4">
      <style:text-properties style:font-name="Liberation Serif" fo:font-size="12pt" fo:language="es" fo:country="AR" fo:font-style="normal" style:text-underline-style="none" officeooo:rsid="0030e5f6" officeooo:paragraph-rsid="0034955e" fo:background-color="transparent" style:font-size-asian="12pt" style:font-style-asian="normal" style:font-size-complex="12pt" style:font-style-complex="normal"/>
    </style:style>
    <style:style style:name="P46" style:family="paragraph" style:parent-style-name="Text_20_body" style:list-style-name="L4">
      <style:text-properties style:font-name="Liberation Serif" fo:font-size="12pt" fo:font-style="normal" officeooo:paragraph-rsid="0034955e" style:font-size-asian="12pt" style:font-style-asian="normal" style:font-size-complex="12pt" style:font-style-complex="normal"/>
    </style:style>
    <style:style style:name="P47" style:family="paragraph" style:parent-style-name="Text_20_body" style:list-style-name="L4">
      <style:text-properties style:font-name="Liberation Serif" fo:font-size="12pt" fo:font-style="normal" officeooo:rsid="0033c6ff" officeooo:paragraph-rsid="0034955e" style:font-size-asian="12pt" style:font-style-asian="normal" style:font-size-complex="12pt" style:font-style-complex="normal"/>
    </style:style>
    <style:style style:name="P48" style:family="paragraph" style:parent-style-name="Text_20_body" style:list-style-name="L4">
      <style:text-properties style:font-name="Liberation Serif" fo:font-size="12pt" fo:font-style="normal" officeooo:rsid="00316b4e" officeooo:paragraph-rsid="0034955e" style:font-size-asian="12pt" style:font-style-asian="normal" style:font-size-complex="12pt" style:font-style-complex="normal"/>
    </style:style>
    <style:style style:name="P49" style:family="paragraph" style:parent-style-name="Text_20_body" style:list-style-name="L4">
      <style:text-properties style:font-name="Liberation Serif" fo:font-style="normal" officeooo:rsid="00316b4e" officeooo:paragraph-rsid="0034955e" style:font-style-asian="normal" style:font-style-complex="normal"/>
    </style:style>
    <style:style style:name="P50" style:family="paragraph" style:parent-style-name="Text_20_body">
      <style:text-properties fo:color="#800000" fo:font-style="normal" style:text-underline-style="none" officeooo:rsid="001d8e61" officeooo:paragraph-rsid="001d8e61" fo:background-color="transparent" style:font-style-asian="normal" style:font-style-complex="normal"/>
    </style:style>
    <style:style style:name="P51" style:family="paragraph" style:parent-style-name="Text_20_body" style:list-style-name="L1">
      <style:text-properties fo:color="#800000" fo:font-style="italic" style:text-underline-style="none" officeooo:rsid="001d8e61" officeooo:paragraph-rsid="001d8e61" fo:background-color="transparent" style:font-style-asian="italic" style:font-style-complex="italic"/>
    </style:style>
    <style:style style:name="P52" style:family="paragraph" style:parent-style-name="Text_20_body" style:list-style-name="">
      <style:paragraph-properties fo:margin-left="0.4925in" fo:margin-right="0in" fo:text-align="justify" style:justify-single-word="false" fo:text-indent="0in" style:auto-text-indent="false">
        <style:tab-stops>
          <style:tab-stop style:position="0.6346in"/>
        </style:tab-stops>
      </style:paragraph-properties>
      <style:text-properties fo:color="#666666" fo:font-style="italic" fo:font-weight="bold" officeooo:rsid="002cade1" officeooo:paragraph-rsid="0030dc10" style:font-style-asian="italic" style:font-weight-asian="bold" style:font-style-complex="italic" style:font-weight-complex="bold"/>
    </style:style>
    <style:style style:name="P53" style:family="paragraph" style:parent-style-name="Text_20_body" style:list-style-name="">
      <style:paragraph-properties fo:margin-left="0.9846in" fo:margin-right="0in" fo:text-align="justify" style:justify-single-word="false" fo:text-indent="0in" style:auto-text-indent="false">
        <style:tab-stops>
          <style:tab-stop style:position="0.6346in"/>
        </style:tab-stops>
      </style:paragraph-properties>
      <style:text-properties fo:color="#666666" fo:font-style="italic" fo:font-weight="bold" officeooo:rsid="002cade1" officeooo:paragraph-rsid="0030dc10" style:font-style-asian="italic" style:font-weight-asian="bold" style:font-style-complex="italic" style:font-weight-complex="bold"/>
    </style:style>
    <style:style style:name="P54" style:family="paragraph" style:parent-style-name="Text_20_body" style:list-style-name="">
      <style:paragraph-properties fo:margin-left="0.9846in" fo:margin-right="0in" fo:text-align="justify" style:justify-single-word="false" fo:text-indent="0in" style:auto-text-indent="false">
        <style:tab-stops>
          <style:tab-stop style:position="0.6346in"/>
        </style:tab-stops>
      </style:paragraph-properties>
      <style:text-properties fo:color="#666666" fo:font-style="italic" fo:font-weight="bold" officeooo:rsid="002cade1" officeooo:paragraph-rsid="003274cf" style:font-style-asian="italic" style:font-weight-asian="bold" style:font-style-complex="italic" style:font-weight-complex="bold"/>
    </style:style>
    <style:style style:name="P55" style:family="paragraph" style:parent-style-name="Text_20_body" style:list-style-name="">
      <style:paragraph-properties fo:margin-left="0in" fo:margin-right="0in" fo:text-align="justify" style:justify-single-word="false" fo:text-indent="0in" style:auto-text-indent="false">
        <style:tab-stops>
          <style:tab-stop style:position="0.6346in"/>
        </style:tab-stops>
      </style:paragraph-properties>
      <style:text-properties officeooo:rsid="002cade1" officeooo:paragraph-rsid="003274cf"/>
    </style:style>
    <style:style style:name="P56" style:family="paragraph" style:parent-style-name="Text_20_body" style:list-style-name="">
      <style:paragraph-properties fo:margin-left="0in" fo:margin-right="0in" fo:text-indent="0in" style:auto-text-indent="false">
        <style:tab-stops>
          <style:tab-stop style:position="0.6346in"/>
        </style:tab-stops>
      </style:paragraph-properties>
      <style:text-properties officeooo:rsid="002f526d" officeooo:paragraph-rsid="0030dc10"/>
    </style:style>
    <style:style style:name="P57" style:family="paragraph" style:parent-style-name="Text_20_body" style:list-style-name="">
      <style:paragraph-properties fo:margin-left="0in" fo:margin-right="0in" fo:text-indent="0in" style:auto-text-indent="false">
        <style:tab-stops>
          <style:tab-stop style:position="0.6346in"/>
        </style:tab-stops>
      </style:paragraph-properties>
      <style:text-properties officeooo:rsid="0030dc10" officeooo:paragraph-rsid="0030dc10"/>
    </style:style>
    <style:style style:name="P58" style:family="paragraph" style:parent-style-name="Text_20_body" style:list-style-name="">
      <style:paragraph-properties fo:margin-left="0in" fo:margin-right="0in" fo:text-indent="0in" style:auto-text-indent="false">
        <style:tab-stops>
          <style:tab-stop style:position="0.6346in"/>
        </style:tab-stops>
      </style:paragraph-properties>
      <style:text-properties officeooo:rsid="00310ad1" officeooo:paragraph-rsid="00310ad1"/>
    </style:style>
    <style:style style:name="P59" style:family="paragraph" style:parent-style-name="Text_20_body" style:list-style-name="">
      <style:paragraph-properties fo:margin-left="0in" fo:margin-right="0in" fo:text-indent="0in" style:auto-text-indent="false">
        <style:tab-stops>
          <style:tab-stop style:position="0.6346in"/>
        </style:tab-stops>
      </style:paragraph-properties>
      <style:text-properties officeooo:rsid="003274cf" officeooo:paragraph-rsid="003274cf"/>
    </style:style>
    <style:style style:name="P60" style:family="paragraph" style:parent-style-name="Text_20_body" style:list-style-name="">
      <style:paragraph-properties fo:margin-left="0in" fo:margin-right="0in" fo:text-indent="0in" style:auto-text-indent="false">
        <style:tab-stops>
          <style:tab-stop style:position="0.6346in"/>
        </style:tab-stops>
      </style:paragraph-properties>
      <style:text-properties fo:color="#000000" fo:font-style="normal" fo:font-weight="normal" officeooo:rsid="0033bec5" officeooo:paragraph-rsid="0033bec5" style:font-style-asian="normal" style:font-weight-asian="normal" style:font-style-complex="normal" style:font-weight-complex="normal"/>
    </style:style>
    <style:style style:name="P61" style:family="paragraph" style:parent-style-name="Text_20_body" style:list-style-name="L3">
      <style:paragraph-properties fo:background-color="transparent">
        <style:background-image/>
      </style:paragraph-properties>
      <style:text-properties officeooo:rsid="001e4a10" officeooo:paragraph-rsid="001e4a10"/>
    </style:style>
    <style:style style:name="P62" style:family="paragraph" style:parent-style-name="Heading_20_3">
      <style:text-properties officeooo:paragraph-rsid="0024e8a0"/>
    </style:style>
    <style:style style:name="P63" style:family="paragraph" style:parent-style-name="Heading_20_3">
      <style:text-properties officeooo:rsid="001e3fe7"/>
    </style:style>
    <style:style style:name="P64" style:family="paragraph" style:parent-style-name="Heading_20_3">
      <style:text-properties officeooo:rsid="001e4a10"/>
    </style:style>
    <style:style style:name="P65" style:family="paragraph" style:parent-style-name="Heading_20_3">
      <style:text-properties officeooo:rsid="001e4a10" officeooo:paragraph-rsid="0020472e"/>
    </style:style>
    <style:style style:name="P66" style:family="paragraph" style:parent-style-name="Heading_20_3">
      <style:paragraph-properties fo:break-before="page"/>
      <style:text-properties officeooo:paragraph-rsid="0030dc10"/>
    </style:style>
    <style:style style:name="P67" style:family="paragraph" style:parent-style-name="Heading_20_3">
      <style:paragraph-properties fo:break-before="page"/>
      <style:text-properties officeooo:rsid="0030dc10"/>
    </style:style>
    <style:style style:name="P68" style:family="paragraph" style:parent-style-name="Heading_20_1" style:list-style-name=""/>
    <style:style style:name="P69" style:family="paragraph" style:parent-style-name="Heading_20_1" style:list-style-name="">
      <style:text-properties officeooo:rsid="001da155" officeooo:paragraph-rsid="001da155"/>
    </style:style>
    <style:style style:name="P70" style:family="paragraph" style:parent-style-name="Heading_20_1">
      <style:text-properties style:font-name="Liberation Serif" fo:language="es" fo:country="AR" fo:font-style="normal" style:text-underline-style="none" officeooo:rsid="00290283" officeooo:paragraph-rsid="0034955e" fo:background-color="transparent" style:font-style-asian="normal" style:font-style-complex="normal"/>
    </style:style>
    <style:style style:name="P71" style:family="paragraph" style:parent-style-name="Heading_20_1">
      <style:text-properties fo:color="#800000" fo:font-style="normal" style:text-underline-style="none" officeooo:rsid="001d8e61" officeooo:paragraph-rsid="001d8e61" fo:background-color="transparent" style:font-style-asian="normal" style:font-style-complex="normal"/>
    </style:style>
    <style:style style:name="P72" style:family="paragraph" style:parent-style-name="Heading_20_1">
      <style:text-properties fo:color="#800000" fo:font-style="normal" style:text-underline-style="none" officeooo:rsid="0034955e" officeooo:paragraph-rsid="0034955e" fo:background-color="transparent" style:font-style-asian="normal" style:font-style-complex="normal"/>
    </style:style>
    <style:style style:name="P73" style:family="paragraph" style:parent-style-name="Heading_20_1">
      <style:paragraph-properties fo:break-before="page"/>
      <style:text-properties officeooo:rsid="00195dda" officeooo:paragraph-rsid="00195dda"/>
    </style:style>
    <style:style style:name="P74" style:family="paragraph" style:parent-style-name="Heading_20_1">
      <style:paragraph-properties fo:break-before="page"/>
      <style:text-properties officeooo:rsid="001da155" officeooo:paragraph-rsid="001da155"/>
    </style:style>
    <style:style style:name="P75" style:family="paragraph" style:parent-style-name="Heading_20_1">
      <style:paragraph-properties fo:break-before="page"/>
      <style:text-properties fo:background-color="transparent"/>
    </style:style>
    <style:style style:name="P76" style:family="paragraph" style:parent-style-name="Preformatted_20_Text" style:list-style-name="">
      <style:paragraph-properties fo:margin-left="0in" fo:margin-right="0in" fo:text-indent="0in" style:auto-text-indent="false">
        <style:tab-stops>
          <style:tab-stop style:position="0.6346in"/>
        </style:tab-stops>
      </style:paragraph-properties>
      <style:text-properties fo:font-variant="normal" fo:text-transform="none" fo:color="#000000" style:font-name="monospace" fo:font-size="11.25pt" fo:letter-spacing="normal" fo:font-style="normal" fo:font-weight="normal" officeooo:rsid="0033bec5" officeooo:paragraph-rsid="0033bec5" style:font-style-asian="normal" style:font-weight-asian="normal" style:font-style-complex="normal" style:font-weight-complex="normal"/>
    </style:style>
    <style:style style:name="P77" style:family="paragraph" style:parent-style-name="Heading_20_2">
      <style:text-properties style:text-underline-style="none" officeooo:rsid="001d8e61" officeooo:paragraph-rsid="001d8e61" fo:background-color="transparent"/>
    </style:style>
    <style:style style:name="P78" style:family="paragraph" style:parent-style-name="Heading_20_2">
      <style:text-properties officeooo:rsid="001da155" officeooo:paragraph-rsid="001da155"/>
    </style:style>
    <style:style style:name="P79" style:family="paragraph" style:parent-style-name="Heading_20_2">
      <style:text-properties officeooo:paragraph-rsid="001e3fe7"/>
    </style:style>
    <style:style style:name="P80" style:family="paragraph" style:parent-style-name="Heading_20_2">
      <style:text-properties officeooo:rsid="001e3fe7"/>
    </style:style>
    <style:style style:name="P81" style:family="paragraph" style:parent-style-name="Heading_20_2">
      <style:text-properties style:font-name="Liberation Serif" fo:language="es" fo:country="AR" fo:font-style="normal" style:text-underline-style="none" officeooo:rsid="00290283" officeooo:paragraph-rsid="0034955e" fo:background-color="transparent" style:font-style-asian="normal" style:font-style-complex="normal"/>
    </style:style>
    <style:style style:name="P82" style:family="paragraph" style:parent-style-name="Heading_20_2">
      <style:text-properties fo:color="#800000" fo:font-style="normal" style:text-underline-style="none" officeooo:rsid="001d8e61" fo:background-color="transparen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1939" style:font-style-asian="italic" style:font-style-complex="italic"/>
    </style:style>
    <style:style style:name="T4" style:family="text">
      <style:text-properties fo:font-style="italic" officeooo:rsid="002cade1" style:font-style-asian="italic" style:font-style-complex="italic"/>
    </style:style>
    <style:style style:name="T5" style:family="text">
      <style:text-properties fo:font-style="italic" officeooo:rsid="00305347" style:font-style-asian="italic" style:font-style-complex="italic"/>
    </style:style>
    <style:style style:name="T6" style:family="text">
      <style:text-properties fo:font-style="italic" officeooo:rsid="00354663" style:font-style-asian="italic" style:font-style-complex="italic"/>
    </style:style>
    <style:style style:name="T7" style:family="text">
      <style:text-properties fo:font-style="italic" style:text-underline-style="none" officeooo:rsid="001c9b48" style:font-style-asian="italic" style:font-style-complex="italic"/>
    </style:style>
    <style:style style:name="T8" style:family="text">
      <style:text-properties fo:font-style="italic" style:text-underline-style="none" officeooo:rsid="001d8e61" fo:background-color="transparent" style:font-style-asian="italic" style:font-style-complex="italic"/>
    </style:style>
    <style:style style:name="T9" style:family="text">
      <style:text-properties fo:font-style="italic" style:text-underline-style="none" officeooo:rsid="0023062e" fo:background-color="transparent" style:font-style-asian="italic"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officeooo:rsid="00208296" fo:background-color="transparent" style:font-style-asian="italic" style:font-style-complex="italic"/>
    </style:style>
    <style:style style:name="T12" style:family="text">
      <style:text-properties fo:font-style="italic" fo:font-weight="normal" style:font-style-asian="italic" style:font-weight-asian="normal" style:font-style-complex="italic"/>
    </style:style>
    <style:style style:name="T13" style:family="text">
      <style:text-properties fo:font-style="italic" fo:font-weight="normal" officeooo:rsid="002c94e6" style:font-style-asian="italic" style:font-weight-asian="normal" style:font-style-complex="italic"/>
    </style:style>
    <style:style style:name="T14" style:family="text">
      <style:text-properties fo:font-style="italic" fo:font-weight="normal" officeooo:rsid="00354663" style:font-style-asian="italic" style:font-weight-asian="normal" style:font-style-complex="italic"/>
    </style:style>
    <style:style style:name="T15" style:family="text">
      <style:text-properties fo:font-style="normal" style:font-style-asian="normal" style:font-style-complex="normal"/>
    </style:style>
    <style:style style:name="T16" style:family="text">
      <style:text-properties fo:font-style="normal" officeooo:rsid="00208296" style:font-style-asian="normal" style:font-style-complex="normal"/>
    </style:style>
    <style:style style:name="T17" style:family="text">
      <style:text-properties fo:font-style="normal" officeooo:rsid="0024e8a0"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b070e" style:font-style-asian="normal" style:font-style-complex="normal"/>
    </style:style>
    <style:style style:name="T20" style:family="text">
      <style:text-properties fo:font-style="normal" style:text-underline-style="none" officeooo:rsid="001c9b48" style:font-style-asian="normal" style:font-style-complex="normal"/>
    </style:style>
    <style:style style:name="T21" style:family="text">
      <style:text-properties fo:font-style="normal" style:text-underline-style="none" officeooo:rsid="001c9b48" fo:background-color="#ffff00" style:font-style-asian="normal" style:font-style-complex="normal"/>
    </style:style>
    <style:style style:name="T22" style:family="text">
      <style:text-properties fo:font-style="normal" style:text-underline-style="none" officeooo:rsid="001c9b48" fo:background-color="transparent" style:font-style-asian="normal" style:font-style-complex="normal"/>
    </style:style>
    <style:style style:name="T23" style:family="text">
      <style:text-properties fo:font-style="normal" style:text-underline-style="none" officeooo:rsid="001d8e61" fo:background-color="transparent" style:font-style-asian="normal" style:font-style-complex="normal"/>
    </style:style>
    <style:style style:name="T24" style:family="text">
      <style:text-properties fo:font-style="normal" fo:background-color="transparent" style:font-style-asian="normal" style:font-style-complex="normal"/>
    </style:style>
    <style:style style:name="T25" style:family="text">
      <style:text-properties fo:font-style="normal" officeooo:rsid="00208296" fo:background-color="transparent" style:font-style-asian="normal" style:font-style-complex="normal"/>
    </style:style>
    <style:style style:name="T26" style:family="text">
      <style:text-properties fo:font-style="normal" officeooo:rsid="0024e8a0" fo:background-color="transparent" style:font-style-asian="normal" style:font-style-complex="normal"/>
    </style:style>
    <style:style style:name="T27" style:family="text">
      <style:text-properties officeooo:rsid="0024e8a0" fo:background-color="#ffff00"/>
    </style:style>
    <style:style style:name="T28" style:family="text">
      <style:text-properties fo:background-color="transparent"/>
    </style:style>
    <style:style style:name="T29" style:family="text">
      <style:text-properties officeooo:rsid="0020472e" fo:background-color="transparent"/>
    </style:style>
    <style:style style:name="T30" style:family="text">
      <style:text-properties officeooo:rsid="001da155" fo:background-color="transparent"/>
    </style:style>
    <style:style style:name="T31" style:family="text">
      <style:text-properties officeooo:rsid="00208296" fo:background-color="transparent"/>
    </style:style>
    <style:style style:name="T32" style:family="text">
      <style:text-properties officeooo:rsid="0026cc90" fo:background-color="transparent"/>
    </style:style>
    <style:style style:name="T33" style:family="text">
      <style:text-properties officeooo:rsid="00292f86" fo:background-color="transparent"/>
    </style:style>
    <style:style style:name="T34" style:family="text">
      <style:text-properties officeooo:rsid="001d8e61"/>
    </style:style>
    <style:style style:name="T35" style:family="text">
      <style:text-properties officeooo:rsid="001da155"/>
    </style:style>
    <style:style style:name="T36" style:family="text">
      <style:text-properties style:font-name="cmsy10"/>
    </style:style>
    <style:style style:name="T37" style:family="text">
      <style:text-properties style:font-name="Liberation Serif1"/>
    </style:style>
    <style:style style:name="T38" style:family="text">
      <style:text-properties style:font-name="Liberation Serif1" officeooo:rsid="0020472e"/>
    </style:style>
    <style:style style:name="T39" style:family="text">
      <style:text-properties style:font-name="Liberation Serif1" officeooo:rsid="0026cc90"/>
    </style:style>
    <style:style style:name="T40" style:family="text">
      <style:text-properties officeooo:rsid="00208296"/>
    </style:style>
    <style:style style:name="T41" style:family="text">
      <style:text-properties officeooo:rsid="0023062e"/>
    </style:style>
    <style:style style:name="T42" style:family="text">
      <style:text-properties officeooo:rsid="0024e8a0"/>
    </style:style>
    <style:style style:name="T43" style:family="text">
      <style:text-properties officeooo:rsid="0020472e"/>
    </style:style>
    <style:style style:name="T44" style:family="text">
      <style:text-properties officeooo:rsid="002cade1"/>
    </style:style>
    <style:style style:name="T45" style:family="text">
      <style:text-properties officeooo:rsid="002e687a"/>
    </style:style>
    <style:style style:name="T46" style:family="text">
      <style:text-properties officeooo:rsid="00301939"/>
    </style:style>
    <style:style style:name="T47" style:family="text">
      <style:text-properties fo:color="#666666"/>
    </style:style>
    <style:style style:name="T48" style:family="text">
      <style:text-properties fo:color="#666666" fo:font-style="italic" fo:font-weight="bold" style:font-style-asian="italic" style:font-weight-asian="bold" style:font-style-complex="italic" style:font-weight-complex="bold"/>
    </style:style>
    <style:style style:name="T49" style:family="text">
      <style:text-properties fo:color="#666666" fo:font-style="italic" fo:font-weight="bold" officeooo:rsid="002e687a" style:font-style-asian="italic" style:font-weight-asian="bold" style:font-style-complex="italic" style:font-weight-complex="bold"/>
    </style:style>
    <style:style style:name="T50" style:family="text">
      <style:text-properties fo:color="#666666" fo:font-style="italic" fo:font-weight="bold" officeooo:rsid="00310ad1" style:font-style-asian="italic" style:font-weight-asian="bold" style:font-style-complex="italic" style:font-weight-complex="bold"/>
    </style:style>
    <style:style style:name="T51" style:family="text">
      <style:text-properties fo:color="#666666" fo:font-style="italic" fo:font-weight="bold" officeooo:rsid="0033bec5" style:font-style-asian="italic" style:font-weight-asian="bold" style:font-style-complex="italic" style:font-weight-complex="bold"/>
    </style:style>
    <style:style style:name="T52" style:family="text">
      <style:text-properties fo:color="#333333" fo:font-style="italic" style:font-style-asian="italic" style:font-style-complex="italic"/>
    </style:style>
    <style:style style:name="T53" style:family="text">
      <style:text-properties officeooo:rsid="003274cf"/>
    </style:style>
    <style:style style:name="T54" style:family="text">
      <style:text-properties officeooo:rsid="0033bec5"/>
    </style:style>
    <style:style style:name="T55" style:family="text">
      <style:text-properties fo:color="#000000" fo:font-style="normal" fo:font-weight="normal" officeooo:rsid="0033bec5" style:font-style-asian="normal" style:font-weight-asian="normal" style:font-style-complex="normal" style:font-weight-complex="normal"/>
    </style:style>
    <style:style style:name="T56" style:family="text">
      <style:text-properties officeooo:rsid="00361769"/>
    </style:style>
    <style:style style:name="T57" style:family="text">
      <style:text-properties officeooo:rsid="002f4589"/>
    </style:style>
    <style:style style:name="T58" style:family="text">
      <style:text-properties fo:language="es" fo:country="AR" fo:font-style="normal" style:text-underline-style="none" fo:background-color="transparent" style:font-style-asian="normal" style:font-style-complex="normal"/>
    </style:style>
    <style:style style:name="T59" style:family="text">
      <style:text-properties fo:language="es" fo:country="AR" fo:font-style="normal" style:text-underline-style="none" officeooo:rsid="00290283" fo:background-color="transparent" style:font-style-asian="normal" style:font-style-complex="normal"/>
    </style:style>
    <style:style style:name="T60" style:family="text">
      <style:text-properties fo:language="es" fo:country="AR" fo:font-style="normal" style:text-underline-style="none" officeooo:rsid="00354663" fo:background-color="transparent" style:font-style-asian="normal" style:font-style-complex="normal"/>
    </style:style>
    <style:style style:name="T61" style:family="text">
      <style:text-properties fo:language="es" fo:country="AR" fo:font-style="italic" style:text-underline-style="none" officeooo:rsid="00354663" fo:background-color="transparent" style:font-style-asian="italic" style:font-style-complex="italic"/>
    </style:style>
    <style:style style:name="T62" style:family="text">
      <style:text-properties fo:language="es" fo:country="AR" fo:font-style="italic" style:text-underline-style="none" officeooo:rsid="002aff42" fo:background-color="transparent" style:font-style-asian="italic" style:font-style-complex="italic"/>
    </style:style>
    <style:style style:name="T63" style:family="text">
      <style:text-properties fo:language="es" fo:country="AR" fo:font-style="italic" style:text-underline-style="none" officeooo:rsid="002c94e6" fo:background-color="transparent" style:font-style-asian="italic" style:font-style-complex="italic"/>
    </style:style>
    <style:style style:name="T64" style:family="text">
      <style:text-properties fo:language="es" fo:country="AR" style:text-underline-style="none" officeooo:rsid="0027e3eb" fo:background-color="transparent"/>
    </style:style>
    <style:style style:name="T65" style:family="text">
      <style:text-properties fo:language="es" fo:country="AR" style:text-underline-style="none" officeooo:rsid="00305347" fo:background-color="transparent"/>
    </style:style>
    <style:style style:name="T66" style:family="text">
      <style:text-properties fo:language="es" fo:country="AR" style:text-underline-style="none" officeooo:rsid="001d8e61" fo:background-color="transparent"/>
    </style:style>
    <style:style style:name="T67" style:family="text">
      <style:text-properties fo:language="es" fo:country="AR" style:text-underline-style="none" officeooo:rsid="002e7abf" fo:background-color="transparent"/>
    </style:style>
    <style:style style:name="T68" style:family="text">
      <style:text-properties officeooo:rsid="003489a3"/>
    </style:style>
    <style:style style:name="T69" style:family="text">
      <style:text-properties officeooo:rsid="00305347"/>
    </style:style>
    <style:style style:name="T70" style:family="text">
      <style:text-properties officeooo:rsid="0026fb2d"/>
    </style:style>
    <style:style style:name="T71" style:family="text">
      <style:text-properties officeooo:rsid="0026fb2d" style:font-name-asian="DejaVu Sans1" style:font-name-complex="DejaVu Sans1"/>
    </style:style>
    <style:style style:name="T72" style:family="text">
      <style:text-properties fo:font-size="12pt" officeooo:rsid="0026fb2d" style:font-name-asian="DejaVu Sans1" style:font-size-asian="12pt" style:font-name-complex="DejaVu Sans1" style:font-size-complex="12pt"/>
    </style:style>
    <style:style style:name="T73" style:family="text">
      <style:text-properties fo:font-size="12pt" fo:font-weight="normal" style:font-size-asian="12pt" style:font-weight-asian="normal" style:font-size-complex="12pt"/>
    </style:style>
    <style:style style:name="T74" style:family="text">
      <style:text-properties fo:font-size="12pt" fo:font-weight="normal" officeooo:rsid="00354663" style:font-size-asian="12pt" style:font-weight-asian="normal" style:font-size-complex="12pt"/>
    </style:style>
    <style:style style:name="T75" style:family="text">
      <style:text-properties fo:font-size="12pt" fo:font-style="italic" fo:font-weight="normal" officeooo:rsid="00354663" style:font-size-asian="12pt" style:font-style-asian="italic" style:font-weight-asian="normal" style:font-size-complex="12pt" style:font-style-complex="italic"/>
    </style:style>
    <style:style style:name="T76" style:family="text">
      <style:text-properties fo:font-weight="normal" style:font-weight-asian="normal"/>
    </style:style>
    <style:style style:name="T77" style:family="text">
      <style:text-properties fo:font-weight="normal" officeooo:rsid="002c558c" style:font-weight-asian="normal"/>
    </style:style>
    <style:style style:name="T78" style:family="text">
      <style:text-properties fo:font-weight="normal" officeooo:rsid="00354663" style:font-weight-asian="normal"/>
    </style:style>
    <style:style style:name="T79" style:family="text">
      <style:text-properties fo:font-weight="normal" officeooo:rsid="002e7abf" style:font-weight-asian="normal"/>
    </style:style>
    <style:style style:name="T80" style:family="text">
      <style:text-properties fo:font-weight="normal" officeooo:rsid="002c94e6" style:font-weight-asian="normal"/>
    </style:style>
    <style:style style:name="T81" style:family="text">
      <style:text-properties fo:font-weight="normal" officeooo:rsid="0032affe" style:font-weight-asian="normal"/>
    </style:style>
    <style:style style:name="T82" style:family="text">
      <style:text-properties fo:font-weight="normal" officeooo:rsid="002f4589" style:font-weight-asian="normal"/>
    </style:style>
    <style:style style:name="T83" style:family="text">
      <style:text-properties officeooo:rsid="002c94e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fo:background-color="transparent" style:editable="false">
        <style:columns fo:column-count="1" fo:column-gap="0in">
          <style:column-sep style:width="0.0035in" style:color="#000000" style:height="100%" style:style="solid"/>
        </style:columns>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ext_20_body"/>
      <text:p text:style-name="Title"><text:span text:style-name="T41">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26">Índice de contenido</text:p>
          </text:index-title>
          <text:p text:style-name="P29"><text:a xlink:type="simple" xlink:href="#__RefHeading__211_1977394466" text:style-name="Index_20_Link" text:visited-style-name="Index_20_Link">Resumen<text:tab/>3</text:a></text:p>
          <text:p text:style-name="P29"><text:a xlink:type="simple" xlink:href="#__RefHeading__318_1977394466" text:style-name="Index_20_Link" text:visited-style-name="Index_20_Link">Definiciones<text:tab/>3</text:a></text:p>
          <text:p text:style-name="P31"><text:a xlink:type="simple" xlink:href="#__RefHeading__320_1977394466" text:style-name="Index_20_Link" text:visited-style-name="Index_20_Link">Teórico<text:tab/>3</text:a></text:p>
          <text:p text:style-name="P31"><text:a xlink:type="simple" xlink:href="#__RefHeading__322_1977394466" text:style-name="Index_20_Link" text:visited-style-name="Index_20_Link">Implementación<text:tab/>3</text:a></text:p>
          <text:p text:style-name="P30"><text:a xlink:type="simple" xlink:href="#__RefHeading__428_1977394466" text:style-name="Index_20_Link" text:visited-style-name="Index_20_Link">Librerías auxiliares<text:tab/>4</text:a></text:p>
          <text:p text:style-name="P30"><text:a xlink:type="simple" xlink:href="#__RefHeading__430_1977394466" text:style-name="Index_20_Link" text:visited-style-name="Index_20_Link">implementación propia<text:tab/>4</text:a></text:p>
          <text:p text:style-name="P29"><text:a xlink:type="simple" xlink:href="#__RefHeading__436_1977394466" text:style-name="Index_20_Link" text:visited-style-name="Index_20_Link">Test realizados<text:tab/>4</text:a></text:p>
          <text:p text:style-name="P31"><text:a xlink:type="simple" xlink:href="#__RefHeading__438_1977394466" text:style-name="Index_20_Link" text:visited-style-name="Index_20_Link">Rendimiento<text:tab/>4</text:a></text:p>
          <text:p text:style-name="P31"><text:a xlink:type="simple" xlink:href="#__RefHeading__440_1977394466" text:style-name="Index_20_Link" text:visited-style-name="Index_20_Link">Test Aplicados<text:tab/>5</text:a></text:p>
          <text:p text:style-name="P30"><text:a xlink:type="simple" xlink:href="#__RefHeading__452_1977394466" text:style-name="Index_20_Link" text:visited-style-name="Index_20_Link">Metodología<text:tab/>5</text:a></text:p>
          <text:p text:style-name="P29"><text:a xlink:type="simple" xlink:href="#__RefHeading__458_1977394466" text:style-name="Index_20_Link" text:visited-style-name="Index_20_Link">Anexo<text:tab/>6</text:a></text:p>
          <text:p text:style-name="P31"><text:a xlink:type="simple" xlink:href="#__RefHeading__454_1977394466" text:style-name="Index_20_Link" text:visited-style-name="Index_20_Link">Características de las maquinas.<text:tab/>6</text:a></text:p>
          <text:p text:style-name="P30"><text:a xlink:type="simple" xlink:href="#__RefHeading__460_1977394466" text:style-name="Index_20_Link" text:visited-style-name="Index_20_Link">Computadora 1:<text:tab/>6</text:a></text:p>
          <text:p text:style-name="P30"><text:a xlink:type="simple" xlink:href="#__RefHeading__462_1977394466" text:style-name="Index_20_Link" text:visited-style-name="Index_20_Link">Computadora 2:<text:tab/>6</text:a></text:p>
          <text:p text:style-name="P30"><text:a xlink:type="simple" xlink:href="#__RefHeading__464_1977394466" text:style-name="Index_20_Link" text:visited-style-name="Index_20_Link">Computadora 3:<text:tab/>7</text:a></text:p>
          <text:p text:style-name="P30"><text:a xlink:type="simple" xlink:href="#__RefHeading__466_1977394466" text:style-name="Index_20_Link" text:visited-style-name="Index_20_Link">Computadora 4:<text:tab/>7</text:a></text:p>
        </text:index-body>
      </text:table-of-content>
      <text:p text:style-name="P4"/>
      <text:h text:style-name="P73" text:outline-level="1"><text:bookmark-start text:name="__RefHeading__211_1977394466"/>Resumen<text:bookmark-end text:name="__RefHeading__211_1977394466"/></text:h>
      <text:p text:style-name="P28">Los <text:span text:style-name="T1">networks </text:span><text:span text:style-name="T18">son grafos </text:span><text:span text:style-name="T20">dirigidos con un</text:span><text:span text:style-name="T18"> valor numérico </text:span><text:span text:style-name="T20">asociado </text:span><text:span text:style-name="T18">a sus aristas convirtiéndolos a grafos con peso (o grafos ponderados). Los networks son ampliamente usados en el área de la computación para representar diferentes tipos de redes, usualmente de computadoras o dispositivos móviles. Pero esta es una </text:span><text:span text:style-name="T19">visión</text:span><text:span text:style-name="T18"> muy acotada. </text:span><text:span text:style-name="T20">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7">Max Flow </text:span><text:span text:style-name="T20">(Flujo Maximal) y el </text:span><text:span text:style-name="T7">Min Cut </text:span><text:span text:style-name="T20">(Corte Minimal). Definiendo los pesos asociados a las aristas y dos nodos llamados </text:span><text:span text:style-name="T7">source </text:span><text:span text:style-name="T20">(fuente) y </text:span><text:span text:style-name="T7">sink</text:span><text:span text:style-name="T20"> (resumidero), el flujo maximal queda definido como el maximo numero de unidades que se pueden enviar del nodo </text:span><text:span text:style-name="T7">source </text:span><text:span text:style-name="T20">al nodo </text:span><text:span text:style-name="T7">sink</text:span><text:span text:style-name="T20"> y el corte minimal como el conjunto de nodos </text:span><text:span text:style-name="T21">antes del cuello de botella que genera el flujo maximal. </text:span><text:span text:style-name="T22"><text:s/></text:span><text:span text:style-name="T23">Se buscará escribir un algoritmo en el lenguaje C que resuelva el problema de </text:span><text:span text:style-name="T8">Max Flow Min Cu</text:span><text:span text:style-name="T9">t usando el algoritmo de Dinic buscando minimizar los tiempos y el uso de memoria para que sea altamente escalable.</text:span></text:p>
      <text:p text:style-name="P28"/>
      <text:h text:style-name="P72" text:outline-level="1">Quitar esto, y dejar Glosario</text:h>
      <text:h text:style-name="P71" text:outline-level="1"><text:bookmark-start text:name="__RefHeading__318_1977394466"/>Definiciones<text:bookmark-end text:name="__RefHeading__318_1977394466"/></text:h>
      <text:h text:style-name="P82" text:outline-level="2"><text:bookmark-start text:name="__RefHeading__320_1977394466"/>Teórico<text:bookmark-end text:name="__RefHeading__320_1977394466"/></text:h>
      <text:p text:style-name="P50">Para poder comprender mejor el problema se <text:span text:style-name="T41">harán</text:span> una serie de definiciones utilizadas a lo largo del proyecto.</text:p>
      <text:list xml:id="list3385425507077140985" text:style-name="L1">
        <text:list-item>
          <text:p text:style-name="P51">Network</text:p>
        </text:list-item>
        <text:list-item>
          <text:p text:style-name="P51">Nodo</text:p>
        </text:list-item>
        <text:list-item>
          <text:p text:style-name="P51">Arista</text:p>
        </text:list-item>
        <text:list-item>
          <text:p text:style-name="P51">Capacidad</text:p>
        </text:list-item>
        <text:list-item>
          <text:p text:style-name="P51">Flujo</text:p>
        </text:list-item>
        <text:list-item>
          <text:p text:style-name="P51">Corte</text:p>
        </text:list-item>
      </text:list>
      <text:h text:style-name="P70" text:outline-level="1"><text:soft-page-break/>Glosario</text:h>
      <text:h text:style-name="P81" text:outline-level="2"><text:bookmark-start text:name="__RefHeading__320_19773944661"/>Términos y <text:span text:style-name="T57">sus </text:span>notaciones<text:bookmark-end text:name="__RefHeading__320_19773944661"/></text:h>
      <text:p text:style-name="P41"><text:span text:style-name="T59">A</text:span><text:span text:style-name="T58">quí figuran las notaciones de todos los términos que estaremos utilizando. Daremos por hecho que el lector tiene una base de conocimiento teórico del tema para no entrar en detalles de definiciones. </text:span><text:span text:style-name="T60">El formato es: </text:span><text:span text:style-name="T61">Término(notaciones): descripción</text:span><text:span text:style-name="T60">.</text:span></text:p>
      <text:list xml:id="list661055253667136950" text:style-name="L4">
        <text:list-item>
          <text:p text:style-name="P39">Dovahkiin(<text:span text:style-name="T1">dova</text:span>): <text:span text:style-name="T68">Estructura principal que contiene toda la información necesaria para correr Dinic.</text:span></text:p>
        </text:list-item>
        <text:list-item>
          <text:p text:style-name="P40">Network<text:span text:style-name="T69">(</text:span><text:span text:style-name="T5">net</text:span><text:span text:style-name="T69">)</text:span>: <text:span text:style-name="T70">Grafo dirigido </text:span><text:span text:style-name="T70"><draw:frame draw:style-name="fr1" draw:name="Objeto1" text:anchor-type="as-char" svg:y="-0.152in" svg:width="1.2508in" svg:height="0.2008in" draw:z-index="2"><draw:object xlink:href="./Object 3" xlink:type="simple" xlink:show="embed" xlink:actuate="onLoad"/><draw:image xlink:href="./ObjectReplacements/Object 3" xlink:type="simple" xlink:show="embed" xlink:actuate="onLoad"/><svg:desc>fórmula</svg:desc></draw:frame></text:span><text:span text:style-name="T71">con pesos en los lados</text:span><text:span text:style-name="T72">.</text:span></text:p>
        </text:list-item>
        <text:list-item>
          <text:p text:style-name="P42">Nodo<text:span text:style-name="T69">(</text:span><text:span text:style-name="T5">node</text:span><text:span text:style-name="T69">)</text:span>: <text:span text:style-name="T69">Usaremos letras del alfabeto latino, usualmente </text:span><text:span text:style-name="T5">x, y, z, s, t</text:span><text:span text:style-name="T69">.</text:span></text:p>
          <text:list>
            <text:list-item>
              <text:p text:style-name="P43">Fuente(<text:span text:style-name="T1">source, src, </text:span><text:span text:style-name="T6">s</text:span>): Nodo productor de flujo.</text:p>
            </text:list-item>
            <text:list-item>
              <text:p text:style-name="P43">Resumidero(<text:span text:style-name="T1">sink, snk, </text:span><text:span text:style-name="T6">t</text:span>): Nodo consumidor de flujo.</text:p>
            </text:list-item>
          </text:list>
        </text:list-item>
        <text:list-item>
          <text:p text:style-name="P46"><text:span text:style-name="T64">Lado</text:span><text:span text:style-name="T65">(</text:span><text:span text:style-name="T62">edge</text:span><text:span text:style-name="T65">)</text:span><text:span text:style-name="T64">:</text:span><text:span text:style-name="T64"><draw:frame draw:style-name="fr1" draw:name="Objeto4" text:anchor-type="as-char" svg:y="-0.1484in" svg:width="0.8362in" svg:height="0.1937in" draw:z-index="3"><draw:object xlink:href="./Object 4" xlink:type="simple" xlink:show="embed" xlink:actuate="onLoad"/><draw:image xlink:href="./ObjectReplacements/Object 4" xlink:type="simple" xlink:show="embed" xlink:actuate="onLoad"/><svg:desc>fórmula</svg:desc></draw:frame></text:span><text:span text:style-name="T77">si se sobreentiende por el contexto también</text:span><text:span text:style-name="T77"><draw:frame draw:style-name="fr1" draw:name="Objeto5" text:anchor-type="as-char" svg:y="-0.1484in" svg:width="0.2693in" svg:height="0.1846in" draw:z-index="4"><draw:object xlink:href="./Object 5" xlink:type="simple" xlink:show="embed" xlink:actuate="onLoad"/><draw:image xlink:href="./ObjectReplacements/Object 5" xlink:type="simple" xlink:show="embed" xlink:actuate="onLoad"/><svg:desc>fórmula</svg:desc></draw:frame></text:span></text:p>
          <text:list>
            <text:list-item>
              <text:p text:style-name="P47"><text:span text:style-name="T77">L</text:span><text:span text:style-name="T76">ado Forward(</text:span><text:span text:style-name="T12">Fedge</text:span><text:span text:style-name="T76">):</text:span><text:span text:style-name="T76"><draw:frame draw:style-name="fr1" draw:name="Objeto16" text:anchor-type="as-char" svg:y="-0.152in" svg:width="1.2453in" svg:height="0.2008in" draw:z-index="5"><draw:object xlink:href="./Object 6" xlink:type="simple" xlink:show="embed" xlink:actuate="onLoad"/><draw:image xlink:href="./ObjectReplacements/Object 6" xlink:type="simple" xlink:show="embed" xlink:actuate="onLoad"/><svg:desc>fórmula</svg:desc></draw:frame></text:span><text:span text:style-name="T76">, </text:span><text:span text:style-name="T78">el </text:span><text:span text:style-name="T76">flujo</text:span><text:span text:style-name="T76"><draw:frame draw:style-name="fr1" draw:name="Objeto22" text:anchor-type="as-char" svg:y="-0.1484in" svg:width="0.1591in" svg:height="0.1846in" draw:z-index="6"><draw:object xlink:href="./Object 7" xlink:type="simple" xlink:show="embed" xlink:actuate="onLoad"/><draw:image xlink:href="./ObjectReplacements/Object 7" xlink:type="simple" xlink:show="embed" xlink:actuate="onLoad"/><svg:desc>fórmula</svg:desc></draw:frame></text:span><text:span text:style-name="T78">es menor a la capacidad.</text:span></text:p>
            </text:list-item>
            <text:list-item>
              <text:p text:style-name="P47"><text:span text:style-name="T77">L</text:span><text:span text:style-name="T76">ado Backward(</text:span><text:span text:style-name="T12">Bedge</text:span><text:span text:style-name="T76">):</text:span><text:span text:style-name="T76"><draw:frame draw:style-name="fr1" draw:name="Objeto17" text:anchor-type="as-char" svg:y="-0.152in" svg:width="0.9272in" svg:height="0.2008in" draw:z-index="7"><draw:object xlink:href="./Object 8" xlink:type="simple" xlink:show="embed" xlink:actuate="onLoad"/><draw:image xlink:href="./ObjectReplacements/Object 8" xlink:type="simple" xlink:show="embed" xlink:actuate="onLoad"/><svg:desc>fórmula</svg:desc></draw:frame></text:span><text:span text:style-name="T76">, i.e. que haya mandado flujo.</text:span></text:p>
            </text:list-item>
          </text:list>
        </text:list-item>
        <text:list-item>
          <text:p text:style-name="P46"><text:span text:style-name="T66">Capacidad</text:span><text:span text:style-name="T65">(</text:span><text:span text:style-name="T63">cap</text:span><text:span text:style-name="T65">)</text:span><text:span text:style-name="T66">: </text:span><text:span text:style-name="T66"><draw:frame draw:style-name="fr1" draw:name="Objeto3" text:anchor-type="as-char" svg:y="-0.172in" svg:width="0.8091in" svg:height="0.2244in" draw:z-index="8"><draw:object xlink:href="./Object 9" xlink:type="simple" xlink:show="embed" xlink:actuate="onLoad"/><draw:image xlink:href="./ObjectReplacements/Object 9" xlink:type="simple" xlink:show="embed" xlink:actuate="onLoad"/><svg:desc>fórmula</svg:desc></draw:frame></text:span><text:span text:style-name="T67">donde</text:span><text:span text:style-name="T67"><draw:frame draw:style-name="fr1" draw:name="Objeto8" text:anchor-type="as-char" svg:y="-0.152in" svg:width="0.611in" svg:height="0.2008in" draw:z-index="9"><draw:object xlink:href="./Object 10" xlink:type="simple" xlink:show="embed" xlink:actuate="onLoad"/><draw:image xlink:href="./ObjectReplacements/Object 10" xlink:type="simple" xlink:show="embed" xlink:actuate="onLoad"/><svg:desc>fórmula</svg:desc></draw:frame></text:span><text:span text:style-name="T76">sería el peso de</text:span><text:span text:style-name="T79">l</text:span><text:span text:style-name="T76"> lado</text:span><text:span text:style-name="T76"><draw:frame draw:style-name="fr1" draw:name="Objeto9" text:anchor-type="as-char" svg:y="-0.1484in" svg:width="0.2693in" svg:height="0.1846in" draw:z-index="10"><draw:object xlink:href="./Object 11" xlink:type="simple" xlink:show="embed" xlink:actuate="onLoad"/><draw:image xlink:href="./ObjectReplacements/Object 11" xlink:type="simple" xlink:show="embed" xlink:actuate="onLoad"/><svg:desc>fórmula</svg:desc></draw:frame></text:span></text:p>
        </text:list-item>
        <text:list-item>
          <text:p text:style-name="P42"><text:span text:style-name="T76">Flujo</text:span><text:span text:style-name="T80">(</text:span><text:span text:style-name="T13">flow</text:span><text:span text:style-name="T80">):</text:span><text:span text:style-name="T80"><draw:frame draw:style-name="fr1" draw:name="Objeto10" text:anchor-type="as-char" svg:y="-0.172in" svg:width="0.7681in" svg:height="0.2244in" draw:z-index="11"><draw:object xlink:href="./Object 12" xlink:type="simple" xlink:show="embed" xlink:actuate="onLoad"/><draw:image xlink:href="./ObjectReplacements/Object 12" xlink:type="simple" xlink:show="embed" xlink:actuate="onLoad"/><svg:desc>fórmula</svg:desc></draw:frame></text:span><text:span text:style-name="T81">admisible</text:span><text:span text:style-name="T80">, conservador y</text:span><text:span text:style-name="T80"><draw:frame draw:style-name="fr1" draw:name="Objeto2" text:anchor-type="as-char" svg:y="-0.1484in" svg:width="0.1535in" svg:height="0.1846in" draw:z-index="12"><draw:object xlink:href="./Object 13" xlink:type="simple" xlink:show="embed" xlink:actuate="onLoad"/><draw:image xlink:href="./ObjectReplacements/Object 13" xlink:type="simple" xlink:show="embed" xlink:actuate="onLoad"/><svg:desc>fórmula</svg:desc></draw:frame></text:span><text:span text:style-name="T80">produce.</text:span></text:p>
          <text:list>
            <text:list-item>
              <text:p text:style-name="P43"><text:span text:style-name="T76">Valor de</text:span><text:span text:style-name="T82">l</text:span><text:span text:style-name="T76"> flujo(</text:span><text:span text:style-name="T12">vflow, vf</text:span><text:span text:style-name="T76">):</text:span><text:span text:style-name="T76"><draw:frame draw:style-name="fr1" draw:name="Objeto11" text:anchor-type="as-char" svg:y="-0.1701in" svg:width="2.2071in" svg:height="0.348in" draw:z-index="13"><draw:object xlink:href="./Object 14" xlink:type="simple" xlink:show="embed" xlink:actuate="onLoad"/><draw:image xlink:href="./ObjectReplacements/Object 14" xlink:type="simple" xlink:show="embed" xlink:actuate="onLoad"/><svg:desc>fórmula</svg:desc></draw:frame></text:span></text:p>
            </text:list-item>
            <text:list-item>
              <text:p text:style-name="P44"><text:span text:style-name="T80">F</text:span><text:span text:style-name="T76">lujo Maximal(</text:span><text:span text:style-name="T12">maxFlow</text:span><text:span text:style-name="T76">):</text:span><text:span text:style-name="T76"><draw:frame draw:style-name="fr1" draw:name="Objeto18" text:anchor-type="as-char" svg:y="-0.152in" svg:width="1.6634in" svg:height="0.2008in" draw:z-index="14"><draw:object xlink:href="./Object 15" xlink:type="simple" xlink:show="embed" xlink:actuate="onLoad"/><draw:image xlink:href="./ObjectReplacements/Object 15" xlink:type="simple" xlink:show="embed" xlink:actuate="onLoad"/><svg:desc>fórmula</svg:desc></draw:frame></text:span><text:span text:style-name="T76">y</text:span><text:span text:style-name="T76"><draw:frame draw:style-name="fr1" draw:name="Objeto19" text:anchor-type="as-char" svg:y="-0.152in" svg:width="1.0709in" svg:height="0.2008in" draw:z-index="15"><draw:object xlink:href="./Object 16" xlink:type="simple" xlink:show="embed" xlink:actuate="onLoad"/><draw:image xlink:href="./ObjectReplacements/Object 16" xlink:type="simple" xlink:show="embed" xlink:actuate="onLoad"/><svg:desc>fórmula</svg:desc></draw:frame></text:span><text:span text:style-name="T76">donde S es corte (y por consecuencia es minimal).</text:span></text:p>
            </text:list-item>
          </text:list>
        </text:list-item>
        <text:list-item>
          <text:p text:style-name="P45"><text:span text:style-name="T80">Vecindario(</text:span><text:span text:style-name="T13">nbrhd</text:span><text:span text:style-name="T80">):</text:span><text:span text:style-name="T80"><draw:frame draw:style-name="fr1" draw:name="Objeto12" text:anchor-type="as-char" svg:y="-0.152in" svg:width="1.572in" svg:height="0.1992in" draw:z-index="16"><draw:object xlink:href="./Object 17" xlink:type="simple" xlink:show="embed" xlink:actuate="onLoad"/><draw:image xlink:href="./ObjectReplacements/Object 17" xlink:type="simple" xlink:show="embed" xlink:actuate="onLoad"/><svg:desc>fórmula</svg:desc></draw:frame></text:span><text:span text:style-name="T80">, </text:span><text:span text:style-name="T78">i.e. todos los vecinos forward y backward.</text:span></text:p>
          <text:list>
            <text:list-item>
              <text:p text:style-name="P48"><text:span text:style-name="T76">Vecinos Forward</text:span><text:span text:style-name="T78">(</text:span><text:span text:style-name="T14">fNbrs</text:span><text:span text:style-name="T78">)</text:span><text:span text:style-name="T76">:</text:span><text:span text:style-name="T76"><draw:frame draw:style-name="fr1" draw:name="Objeto13" text:anchor-type="as-char" svg:y="-0.152in" svg:width="1.6465in" svg:height="0.2008in" draw:z-index="17"><draw:object xlink:href="./Object 18" xlink:type="simple" xlink:show="embed" xlink:actuate="onLoad"/><draw:image xlink:href="./ObjectReplacements/Object 18" xlink:type="simple" xlink:show="embed" xlink:actuate="onLoad"/><svg:desc>fórmula</svg:desc></draw:frame></text:span></text:p>
            </text:list-item>
            <text:list-item>
              <text:p text:style-name="P49"><text:span text:style-name="T73">Vecinos Backward</text:span><text:span text:style-name="T74">(</text:span><text:span text:style-name="T75">bNbrs</text:span><text:span text:style-name="T74">)</text:span><text:span text:style-name="T73">:</text:span><text:span text:style-name="T73"><draw:frame draw:style-name="fr1" draw:name="Objeto14" text:anchor-type="as-char" svg:y="-0.152in" svg:width="1.6571in" svg:height="0.2008in" draw:z-index="18"><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40">Corte<text:span text:style-name="T83">:</text:span><text:span text:style-name="T83"><draw:frame draw:style-name="fr1" draw:name="Objeto6" text:anchor-type="as-char" svg:y="-0.1484in" svg:width="1.2465in" svg:height="0.1846in" draw:z-index="19"><draw:object xlink:href="./Object 20" xlink:type="simple" xlink:show="embed" xlink:actuate="onLoad"/><draw:image xlink:href="./ObjectReplacements/Object 20" xlink:type="simple" xlink:show="embed" xlink:actuate="onLoad"/><svg:desc>fórmula</svg:desc></draw:frame></text:span><text:span text:style-name="T83">con capacidad </text:span><text:span text:style-name="T83"><draw:frame draw:style-name="fr1" draw:name="Objeto7" text:anchor-type="as-char" svg:y="-0.152in" svg:width="1.2201in" svg:height="0.2008in" draw:z-index="20"><draw:object xlink:href="./Object 21" xlink:type="simple" xlink:show="embed" xlink:actuate="onLoad"/><draw:image xlink:href="./ObjectReplacements/Object 21" xlink:type="simple" xlink:show="embed" xlink:actuate="onLoad"/><svg:desc>fórmula</svg:desc></draw:frame></text:span><text:span text:style-name="T83">donde </text:span><text:span text:style-name="T83"><draw:frame draw:style-name="fr1" draw:name="Objeto15" text:anchor-type="as-char" svg:y="-0.1484in" svg:width="0.6744in" svg:height="0.1846in" draw:z-index="21"><draw:object xlink:href="./Object 22" xlink:type="simple" xlink:show="embed" xlink:actuate="onLoad"/><draw:image xlink:href="./ObjectReplacements/Object 22" xlink:type="simple" xlink:show="embed" xlink:actuate="onLoad"/><svg:desc>fórmula</svg:desc></draw:frame></text:span><text:span text:style-name="T83">. Cuando hablemos de corte, implícitamente nos estaremos refiriendo a Corte Minimal porque es con lo que nos interesa trabajar.</text:span></text:p>
          <text:list>
            <text:list-item>
              <text:p text:style-name="P38">Corte <text:span text:style-name="T56">M</text:span>inimal(<text:span text:style-name="T1">cut</text:span>):<draw:frame draw:style-name="fr1" draw:name="Objeto20" text:anchor-type="as-char" svg:y="-0.152in" svg:width="1.0709in" svg:height="0.2008in" draw:z-index="0"><draw:object xlink:href="./Object 1" xlink:type="simple" xlink:show="embed" xlink:actuate="onLoad"/><draw:image xlink:href="./ObjectReplacements/Object 1" xlink:type="simple" xlink:show="embed" xlink:actuate="onLoad"/><svg:desc>fórmula</svg:desc></draw:frame><text:span text:style-name="T56">donde</text:span><text:span text:style-name="T56"><draw:frame draw:style-name="fr1" draw:name="Objeto21" text:anchor-type="as-char" svg:y="-0.1484in" svg:width="0.1591in" svg:height="0.1846in" draw:z-index="1"><draw:object xlink:href="./Object 2" xlink:type="simple" xlink:show="embed" xlink:actuate="onLoad"/><draw:image xlink:href="./ObjectReplacements/Object 2" xlink:type="simple" xlink:show="embed" xlink:actuate="onLoad"/><svg:desc>fórmula</svg:desc></draw:frame></text:span><text:span text:style-name="T56">es flujo maximal. </text:span></text:p>
            </text:list-item>
          </text:list>
        </text:list-item>
      </text:list>
      <text:h text:style-name="P77" text:outline-level="2"><text:bookmark-start text:name="__RefHeading__322_1977394466"/>Implementación<text:bookmark-end text:name="__RefHeading__322_1977394466"/></text:h>
      <text:p text:style-name="P19">Llevar el modelo teórico a un lenguaje <text:span text:style-name="T41">computación</text:span> implico una definición mas detallada de cada <text:soft-page-break/>concepto teórico en función de una optimización en el tiempo de ejecución y en el uso de memoria de la aplicación.</text:p>
      <text:p text:style-name="P25">Se diseño el software bajo la premisa de no repetir <text:span text:style-name="T46">ningún</text:span> tipo de <text:span text:style-name="T46">información</text:span> dado que en cuanto escalabilidad esto conlleva un gasto innecesario de recursos. El programa <text:span text:style-name="T46">debería</text:span> ocupar el menor espacio posible. Un ejemplo de eso es la <text:span text:style-name="T46">implementación</text:span> del vecindario de un nodo, supongamos que existe una arista<text:span text:style-name="T48"> x-&gt;y</text:span><text:span text:style-name="T47">,</text:span> en el nodo <text:span text:style-name="T48">x</text:span> tendremos que guardar <text:span text:style-name="T46">información</text:span> acerca de que existe la arista mencionada. Podríamos guardar el nombre de <text:span text:style-name="T52">y</text:span><text:span text:style-name="T48">,</text:span> pero dado a que es del tipo <text:span text:style-name="T48">u64</text:span> esto implica un gasto enorme <text:span text:style-name="T46">cuando se corra la aplicación </text:span>en networks densos. Para evitar esto se <text:span text:style-name="T46">eligió</text:span> guardar un puntero al nodo <text:span text:style-name="T48">y</text:span> en el vecindario de <text:span text:style-name="T48">x</text:span> organizado con una lista de hash. Lo que otorga un doble beneficio, la memoria ocupada por el elemento <text:span text:style-name="T1">y</text:span> se disminuye al tamaño de una palabra de direccionamiento del sistema y por otro lado evita una llamada a <text:span text:style-name="T46">función</text:span> dado que ya se conoce la ubicación del nodo <text:span text:style-name="T48">y</text:span> si fuese necesario consultarlo. <text:span text:style-name="T46">Nótese</text:span> que al estar los nodos organizados en una tabla de hash (<text:span text:style-name="T48">O(1)</text:span>) se mantiene el orden, lo que se disminuye es la pila de stack del programa.</text:p>
      <text:h text:style-name="P66" text:outline-level="3">Modularizacion</text:h>
      <text:h text:style-name="P32" text:outline-level="1">Se decidió modularizar lo mas posible el problema, existiendo una correlación directa entre algunos conceptos teóricos pero no entre otros. En este informe se explicara a grandes rasgos las estructuras mas importantes, su correlación con la teoría y el comportamiento de<text:span text:style-name="T44">l </text:span><text:span text:style-name="T4">main</text:span> dado que es <text:span text:style-name="T44">ahi</text:span> donde se implementa Dinic mientras que las otras bibliotecas son solo herramientas. Para una descripción mas detallada se <text:span text:style-name="T44">podrá</text:span> consultar la <text:span text:style-name="T44">documentación</text:span> provista.</text:h>
      <text:h text:style-name="P32" text:outline-level="1">La estructura <text:span text:style-name="T44">de directorios</text:span> es </text:h>
      <text:h text:style-name="P33" text:outline-level="1">RR/</text:h>
      <text:h text:style-name="P52" text:outline-level="1">apifiles/</text:h>
      <text:h text:style-name="P53" text:outline-level="1">__bstrlib</text:h>
      <text:h text:style-name="P53" text:outline-level="1">__uthash</text:h>
      <text:h text:style-name="P53" text:outline-level="1">__lexer</text:h>
      <text:h text:style-name="P53" text:outline-level="1">_queue</text:h>
      <text:h text:style-name="P53" text:outline-level="1">_stack</text:h>
      <text:h text:style-name="P53" text:outline-level="1">_u64</text:h>
      <text:h text:style-name="P53" text:outline-level="1">API</text:h>
      <text:h text:style-name="P53" text:outline-level="1">lado</text:h>
      <text:h text:style-name="P53" text:outline-level="1">nbrhd</text:h>
      <text:h text:style-name="P53" text:outline-level="1">parser_lado</text:h>
      <text:h text:style-name="P52" text:outline-level="1">dirmain/</text:h>
      <text:h text:style-name="P53" text:outline-level="1">main</text:h>
      <text:h text:style-name="P54" text:outline-level="1">Makefile</text:h>
      <text:h text:style-name="P55" text:outline-level="1"><text:line-break/><text:span text:style-name="T49">A</text:span><text:span text:style-name="T48">pi</text:span> <text:span text:style-name="T45">provee las Herramientas <text:s/>necesarias para que se pueda implementar el algoritmo Dinic. Contiene la estructura del tipo </text:span><text:span text:style-name="T49">networkSt</text:span><text:span text:style-name="T45">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text:span text:style-name="T49">NetworkSt</text:span><text:span text:style-name="T45"> tiene informacion de su vecindario almacenado en </text:span><text:span text:style-name="T49">nbrs</text:span><text:span text:style-name="T45">, esto significa todos los nodos que llegan y todos los nodos que son alcansados por este nodo. </text:span></text:h>
      <text:h text:style-name="P56" text:outline-level="1"><text:span text:style-name="T48">Api</text:span> tambien contiene a <text:span text:style-name="T48">DovahkiinSt</text:span>, <text:span text:style-name="T46">que por un lado almacena metadatos del network como ser el </text:span><text:soft-page-break/><text:span text:style-name="T46">grafo, la fuente y el resumidero <text:s/>entre otros pero tambien datos de corrida de dinic entre ellos el corte(que es minimal si el algoritmo terminó), el camino camino encontrado de </text:span><text:span text:style-name="T3">s </text:span><text:span text:style-name="T46">a </text:span><text:span text:style-name="T3">t</text:span><text:span text:style-name="T46"> y un contador de caminos. Es una estructura bastante transparente asi que no nos vamos a detener en su analisis.</text:span></text:h>
      <text:h text:style-name="P57" text:outline-level="1"><text:span text:style-name="T50">l</text:span><text:span text:style-name="T48">ado</text:span> es una herramienta que permite crear, manipular y destruir los lados del grafo que representa el network. Si tenemos un lado <text:span text:style-name="T48">x-&gt;y</text:span> <text:s/>de capacidad <text:span text:style-name="T48">c</text:span> se crea un <text:span text:style-name="T53">elemento</text:span> de la estructura <text:span text:style-name="T48">Lado</text:span> que almacena los tres datos. </text:h>
      <text:h text:style-name="P58" text:outline-level="1">nbrhd es quizás la biblioteca mas alejada del teórico. Se utiliza en cada nodo del grafo y significa neighborhood, en español vecindario, <text:s/>agrupa todos los nodos con distancia 1 <text:span text:style-name="T53">con respecto al nodo en el cual se esta almacenando. Esto incluye los lados forward y backward. Los elementos están ordenados en una tabla de hash y su llave es el nombre del nodo.</text:span></text:h>
      <text:h text:style-name="P59" text:outline-level="1">parser_lado Es una bibliteca que se encarga de parsear un lado desde standar input. Este lado tienen que ser de tres u64 donde el primero es el origen del lado, el segundo el destino y el tercero la capacidad del lado. Una serie de estos elementos se diferencian en el standar input<text:span text:style-name="T54"> porque estan separados por un </text:span><text:span text:style-name="T51">\n</text:span><text:span text:style-name="T55"> y finalizan por un EOF, quedando:</text:span></text:h>
      <text:h text:style-name="P76" text:outline-level="1">{'+int+' '+int+' '+int+'\n'}+EOF</text:h>
      <text:h text:style-name="P76" text:outline-level="1"/>
      <text:h text:style-name="P60" text:outline-level="1">Un ejemplo seria:</text:h>
      <text:h text:style-name="P76" text:outline-level="1">2 4 6\n2 4 54\n321321 321321 4888\nEOF</text:h>
      <text:h text:style-name="P76" text:outline-level="1"/>
      <text:h text:style-name="P60" text:outline-level="1">Donde los lados son 2-&gt;4 de <text:s/>capacidad 6, 2-&gt;4 de capacidad 54 y 321321-&gt;321321 de capacidad 4888. Esta notacion permite que cualquier elemento puede ser origen y/o destino de cualquier lado. En el ejemplo se ve que hay una arista doble entre el lado 2 y 4 y tambien se ve que hay un lado que va a si mismo. El algoritmo diseñado soporta este tipo de casos y varios mas. Para mas informacion ver el apartado Tets.</text:h>
      <text:h text:style-name="P60" text:outline-level="1"/>
      <text:h text:style-name="P62" text:outline-level="3"><text:span text:style-name="T34">Bibliotecas</text:span> auxiliares</text:h>
      <text:p text:style-name="P20">Para no reinventar la rueda usamos bibliotecas que, <text:span text:style-name="T53">si bien</text:span> no son de nuestra autor<text:span text:style-name="T42">í</text:span>a,<text:span text:style-name="T40"> no apuntan a resolver directamente el problema de </text:span><text:span text:style-name="T2">Max Flow-Min Cut </text:span><text:span text:style-name="T16">sino que mas bien son herramientas destinadas a ser usadas por la Bibliotecas principales. </text:span><text:span text:style-name="T17">Estas bibliotecas fueron descargadas de internet, ya que son de distribución general, o proveídas por docentes de la FaMAF.</text:span></text:p>
      <text:p text:style-name="P15">La nomenclatura que se utilizo en los nombres de las bibliotecas es un guion bajo(_myLibrary) para las que fueron escritas por nosotros y doble guion bajo(__notMyLibrary) para las que no.</text:p>
      <text:p text:style-name="P21"><text:span text:style-name="T17">A </text:span><text:span text:style-name="T15">continuacion se hara una brebe descripcion de las bibliotecas, para una mas detallada se podrá consultar la documentacion.</text:span></text:p>
      <text:list xml:id="list5780410398481942046" text:style-name="L2">
        <text:list-item>
          <text:p text:style-name="P34"><text:span text:style-name="T41">__bstrlib</text:span>: <text:span text:style-name="T40">Biblioteca para el manejo de cadenas de caracteres. Simplifica la creación y manipulación de strings. </text:span><text:a xlink:type="simple" xlink:href="http://bstring.sourceforge.net/"><text:span text:style-name="T40">http://bstring.sourceforge.net/</text:span></text:a></text:p>
        </text:list-item>
        <text:list-item>
          <text:p text:style-name="P35"><text:soft-page-break/>_<text:span text:style-name="T41">_l</text:span>exer: <text:span text:style-name="T41">Biblioteca para el manejo del standar input. Facilita la lectura y la manipulación de caracteres. Suministrada por los profesores de la cátedra </text:span><text:span text:style-name="T27">de Sistemas Operativos</text:span><text:span text:style-name="T41"> del año </text:span><text:span text:style-name="T27">2012</text:span><text:span text:style-name="T41">.</text:span></text:p>
        </text:list-item>
        <text:list-item>
          <text:p text:style-name="P34"><text:span text:style-name="T31">__uthash: Biblioteca para hacer búsquedas de O(1) utilizando tablas de </text:span><text:span text:style-name="T11">hash</text:span><text:span text:style-name="T25">. </text:span><text:a xlink:type="simple" xlink:href="http://troydhanson.github.io/uthash/"><text:span text:style-name="T26">http://troydhanson.github.io/uthash/</text:span></text:a></text:p>
        </text:list-item>
        <text:list-item>
          <text:p text:style-name="P35">_<text:span text:style-name="T42">q</text:span>ueue: <text:span text:style-name="T40">Biblioteca que permite manejar una serie de objetos de cualquier tipo (tipo </text:span><text:span text:style-name="T2">void</text:span><text:span text:style-name="T16">) organizados como una cola.</text:span></text:p>
        </text:list-item>
        <text:list-item>
          <text:p text:style-name="P36">_<text:span text:style-name="T42">s</text:span>tack: <text:span text:style-name="T40">Biblioteca que permite manejar una serie de objetos de cualquier tipo (tipo </text:span><text:span text:style-name="T2">void</text:span><text:span text:style-name="T16">) organizados como una pila. </text:span></text:p>
        </text:list-item>
        <text:list-item>
          <text:p text:style-name="P36"><text:span text:style-name="T16">_</text:span><text:span text:style-name="T17">u64: Implementa el tipo unsigned de 64 bits y algunas operaciones basicas entre ellos.</text:span></text:p>
        </text:list-item>
      </text:list>
      <text:p text:style-name="P8"/>
      <text:h text:style-name="P69" text:outline-level="1"/>
      <text:h text:style-name="P67" text:outline-level="3"/>
      <text:h text:style-name="P74" text:outline-level="1"><text:bookmark-start text:name="__RefHeading__436_1977394466"/>Test realizados<text:bookmark-end text:name="__RefHeading__436_1977394466"/></text:h>
      <text:p text:style-name="P10">Se han implementado varios test que evalúan el rendimiento de diferentes características del código.</text:p>
      <text:h text:style-name="P78" text:outline-level="2"><text:bookmark-start text:name="__RefHeading__438_1977394466"/>Rendimiento<text:bookmark-end text:name="__RefHeading__438_1977394466"/></text:h>
      <text:p text:style-name="P14">El algoritmo <text:s/>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0">Una carga significativa que puede haber en la ejecución del programa esta relacionada con la organización de nodos en una tabla de <text:span text:style-name="T1">hash</text:span>. Si bien las tablas de <text:span text:style-name="T1">hash</text:span> ofrecen una búsqueda O(1<text:span text:style-name="T37">) en la mayoría de los casos, para alguno particulares el orden de búsqueda se ve afectado por la distribución de la llave con la que se almacenan los elementos en la tabla, de manera que </text:span><text:span text:style-name="T39">una</text:span><text:span text:style-name="T37"> búsqueda </text:span><text:span text:style-name="T39">en particular </text:span><text:span text:style-name="T37">puede llegar a ser de O(n) </text:span><text:span text:style-name="T38">en casos muy raros</text:span><text:span text:style-name="T37">. </text:span><text:span text:style-name="T39">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usqueda O(n) y el resto de O(1). </text:span><text:span text:style-name="T37">En general se puede ver al orden de búsqueda como O(1).</text:span><text:span text:style-name="T39"> </text:span></text:p>
      <text:h text:style-name="P79" text:outline-level="2"><text:bookmark-start text:name="__RefHeading__440_1977394466"/><text:span text:style-name="T35">Test </text:span><text:span text:style-name="T30">Aplicados</text:span><text:bookmark-end text:name="__RefHeading__440_1977394466"/></text:h>
      <text:p text:style-name="P9">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text:s/>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2">Se hicieron test en cada área se midieron los tiempos devueltos en cada prueba y se aproximaron los resultados<text:span text:style-name="T28"> para ver como variaban los tiempos de cada .</text:span></text:p>
      <text:list xml:id="list428407539197644700" text:style-name="L3">
        <text:list-item>
          <text:p text:style-name="P37"><text:span text:style-name="T28">Test </text:span><text:span text:style-name="T32">de tecnología</text:span><text:span text:style-name="T28">: Se mantiene sin variaciones el código y se ejecuta en </text:span><text:span text:style-name="T32">3</text:span><text:span text:style-name="T28"> tipo de </text:span><text:span text:style-name="T32">computadoras</text:span><text:span text:style-name="T28"> con diferentes poder de computo. Se pretende observar como influye el tipo de hardware en los tiempos de ejecución del código. </text:span><text:span text:style-name="T29">En el anexo podremos encontrar una descripción del hardware testeado.</text:span></text:p>
        </text:list-item>
      </text:list>
      <text:p text:style-name="P22"><text:span text:style-name="T43">/*TODO*/Hacer test o sacar esto.</text:span></text:p>
      <text:list xml:id="list5651762994346" text:continue-numbering="true" text:style-name="L3">
        <text:list-item>
          <text:p text:style-name="P61"><text:span text:style-name="T28">Test de distribución de nodos. Se utilizan </text:span><text:span text:style-name="T10">networks</text:span><text:span text:style-name="T24"> con grafos ponderados isomorfos pero con nombres de nodos distribuidos de manera diferente el espectro de u64. </text:span><text:span text:style-name="T28"><text:s/>Se busca comprender como influye la distribución de los nombres de nodos en la implementación de la tabla hash. Se probaran varias optimizaciones incluidas en la Biblioteca uthash.</text:span></text:p>
        </text:list-item>
        <text:list-item>
          <text:p text:style-name="P37"><text:soft-page-break/><text:span text:style-name="T28">Test </text:span><text:span text:style-name="T33">de escalabilidad. Se correra el programa en grafos de diferente complejidad para ver como varia el tiempo de ejecución.</text:span></text:p>
        </text:list-item>
      </text:list>
      <text:h text:style-name="P68" text:outline-level="1"/>
      <text:h text:style-name="P75" text:outline-level="1"><text:bookmark-start text:name="__RefHeading__458_1977394466"/>Anexo<text:bookmark-end text:name="__RefHeading__458_1977394466"/></text:h>
      <text:h text:style-name="P80" text:outline-level="2"><text:bookmark-start text:name="__RefHeading__454_1977394466"/>Características de las maquinas del Testing<text:bookmark-end text:name="__RefHeading__454_1977394466"/></text:h>
      <text:h text:style-name="P63"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16">Modelo de CPU:</text:p>
          </table:table-cell>
          <table:table-cell table:style-name="Tabla1.B1" office:value-type="string">
            <text:p text:style-name="P16">AMD Sempron(tm) Processor 3400+</text:p>
          </table:table-cell>
        </table:table-row>
        <table:table-row>
          <table:table-cell table:style-name="Tabla1.A2" office:value-type="string">
            <text:p text:style-name="P17">Frecuencia: </text:p>
          </table:table-cell>
          <table:table-cell table:style-name="Tabla1.B2" office:value-type="string">
            <text:p text:style-name="P17">1800mhz</text:p>
          </table:table-cell>
        </table:table-row>
        <table:table-row>
          <table:table-cell table:style-name="Tabla1.A2" office:value-type="string">
            <text:p text:style-name="P17">Cache:</text:p>
          </table:table-cell>
          <table:table-cell table:style-name="Tabla1.B2" office:value-type="string">
            <text:p text:style-name="P17">L1: 64KB / L2: 256KB</text:p>
          </table:table-cell>
        </table:table-row>
        <table:table-row>
          <table:table-cell table:style-name="Tabla1.A2" office:value-type="string">
            <text:p text:style-name="P16">Núcleos:</text:p>
          </table:table-cell>
          <table:table-cell table:style-name="Tabla1.B2" office:value-type="string">
            <text:p text:style-name="P16">1</text:p>
          </table:table-cell>
        </table:table-row>
        <table:table-row>
          <table:table-cell table:style-name="Tabla1.A2" office:value-type="string">
            <text:p text:style-name="P12">Modelo de la Memoria:</text:p>
          </table:table-cell>
          <table:table-cell table:style-name="Tabla1.B2" office:value-type="string">
            <text:p text:style-name="P11"/>
          </table:table-cell>
        </table:table-row>
        <table:table-row>
          <table:table-cell table:style-name="Tabla1.A2" office:value-type="string">
            <text:p text:style-name="P16">Memoria Total:</text:p>
          </table:table-cell>
          <table:table-cell table:style-name="Tabla1.B2" office:value-type="string">
            <text:p text:style-name="P16">1544044KB (1.5GB)</text:p>
          </table:table-cell>
        </table:table-row>
        <table:table-row>
          <table:table-cell table:style-name="Tabla1.A2" office:value-type="string">
            <text:p text:style-name="P16">Placa Madre:</text:p>
          </table:table-cell>
          <table:table-cell table:style-name="Tabla1.B2" office:value-type="string">
            <text:p text:style-name="P11"/>
          </table:table-cell>
        </table:table-row>
        <table:table-row>
          <table:table-cell table:style-name="Tabla1.A2" office:value-type="string">
            <text:p text:style-name="P12">modelo del HDD:</text:p>
          </table:table-cell>
          <table:table-cell table:style-name="Tabla1.B2" office:value-type="string">
            <text:p text:style-name="P12"/>
          </table:table-cell>
        </table:table-row>
        <table:table-row>
          <table:table-cell table:style-name="Tabla1.A2" office:value-type="string">
            <text:p text:style-name="P12">Capacidad del HDD:</text:p>
          </table:table-cell>
          <table:table-cell table:style-name="Tabla1.B2" office:value-type="string">
            <text:p text:style-name="P12"/>
          </table:table-cell>
        </table:table-row>
      </table:table>
      <text:p text:style-name="P12"/>
      <text:h text:style-name="P63"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16">Modelo de CPU:</text:p>
          </table:table-cell>
          <table:table-cell table:style-name="Tabla2.B1" office:value-type="string">
            <text:p text:style-name="P11"/>
          </table:table-cell>
        </table:table-row>
        <table:table-row>
          <table:table-cell table:style-name="Tabla2.A2" office:value-type="string">
            <text:p text:style-name="P16">Frecuencia: </text:p>
          </table:table-cell>
          <table:table-cell table:style-name="Tabla2.B2" office:value-type="string">
            <text:p text:style-name="P11"/>
          </table:table-cell>
        </table:table-row>
        <table:table-row>
          <table:table-cell table:style-name="Tabla2.A2" office:value-type="string">
            <text:p text:style-name="P16">Cache:</text:p>
          </table:table-cell>
          <table:table-cell table:style-name="Tabla2.B2" office:value-type="string">
            <text:p text:style-name="P11"/>
          </table:table-cell>
        </table:table-row>
        <table:table-row>
          <table:table-cell table:style-name="Tabla2.A2" office:value-type="string">
            <text:p text:style-name="P16">Núcleos:</text:p>
          </table:table-cell>
          <table:table-cell table:style-name="Tabla2.B2" office:value-type="string">
            <text:p text:style-name="P11"/>
          </table:table-cell>
        </table:table-row>
        <table:table-row>
          <table:table-cell table:style-name="Tabla2.A2" office:value-type="string">
            <text:p text:style-name="P12">Modelo de la Memoria:</text:p>
          </table:table-cell>
          <table:table-cell table:style-name="Tabla2.B2" office:value-type="string">
            <text:p text:style-name="P11"/>
          </table:table-cell>
        </table:table-row>
        <table:table-row>
          <table:table-cell table:style-name="Tabla2.A2" office:value-type="string">
            <text:p text:style-name="P16">Memoria Total:</text:p>
          </table:table-cell>
          <table:table-cell table:style-name="Tabla2.B2" office:value-type="string">
            <text:p text:style-name="P11"/>
          </table:table-cell>
        </table:table-row>
        <table:table-row>
          <table:table-cell table:style-name="Tabla2.A2" office:value-type="string">
            <text:p text:style-name="P16">Placa Madre:</text:p>
          </table:table-cell>
          <table:table-cell table:style-name="Tabla2.B2" office:value-type="string">
            <text:p text:style-name="P11"/>
          </table:table-cell>
        </table:table-row>
        <table:table-row>
          <table:table-cell table:style-name="Tabla2.A2" office:value-type="string">
            <text:p text:style-name="P12">modelo del HDD:</text:p>
          </table:table-cell>
          <table:table-cell table:style-name="Tabla2.B2" office:value-type="string">
            <text:p text:style-name="P12"/>
          </table:table-cell>
        </table:table-row>
        <table:table-row>
          <table:table-cell table:style-name="Tabla2.A2" office:value-type="string">
            <text:p text:style-name="P12">Capacidad del HDD:</text:p>
          </table:table-cell>
          <table:table-cell table:style-name="Tabla2.B2" office:value-type="string">
            <text:p text:style-name="P12"/>
          </table:table-cell>
        </table:table-row>
      </table:table>
      <text:p text:style-name="P12"/>
      <text:h text:style-name="P65" text:outline-level="3"><text:bookmark-start text:name="__RefHeading__464_1977394466"/><text:soft-page-break/>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18">Modelo de CPU:</text:p>
          </table:table-cell>
          <table:table-cell table:style-name="Tabla3.B1" office:value-type="string">
            <text:p text:style-name="P23">AMD FX 6300 </text:p>
          </table:table-cell>
        </table:table-row>
        <table:table-row>
          <table:table-cell table:style-name="Tabla3.A2" office:value-type="string">
            <text:p text:style-name="P18">Frecuencia: </text:p>
          </table:table-cell>
          <table:table-cell table:style-name="Tabla3.B2" office:value-type="string">
            <text:p text:style-name="P24">3.5 Ghz</text:p>
          </table:table-cell>
        </table:table-row>
        <table:table-row>
          <table:table-cell table:style-name="Tabla3.A2" office:value-type="string">
            <text:p text:style-name="P18">Cache:</text:p>
          </table:table-cell>
          <table:table-cell table:style-name="Tabla3.B2" office:value-type="string">
            <text:p text:style-name="P24">L2: 3x2mb / L3: 8mb</text:p>
          </table:table-cell>
        </table:table-row>
        <table:table-row>
          <table:table-cell table:style-name="Tabla3.A2" office:value-type="string">
            <text:p text:style-name="P18">Núcleos:</text:p>
          </table:table-cell>
          <table:table-cell table:style-name="Tabla3.B2" office:value-type="string">
            <text:p text:style-name="P24">6</text:p>
          </table:table-cell>
        </table:table-row>
        <table:table-row>
          <table:table-cell table:style-name="Tabla3.A2" office:value-type="string">
            <text:p text:style-name="P13">Modelo de la Memoria:</text:p>
          </table:table-cell>
          <table:table-cell table:style-name="Tabla3.B2" office:value-type="string">
            <text:p text:style-name="P24">Gskill Sniper Dual channel 1600</text:p>
          </table:table-cell>
        </table:table-row>
        <table:table-row>
          <table:table-cell table:style-name="Tabla3.A2" office:value-type="string">
            <text:p text:style-name="P18">Memoria Total:</text:p>
          </table:table-cell>
          <table:table-cell table:style-name="Tabla3.B2" office:value-type="string">
            <text:p text:style-name="P24">2x4Gb </text:p>
          </table:table-cell>
        </table:table-row>
        <table:table-row>
          <table:table-cell table:style-name="Tabla3.A2" office:value-type="string">
            <text:p text:style-name="P18">Placa Madre:</text:p>
          </table:table-cell>
          <table:table-cell table:style-name="Tabla3.B2" office:value-type="string">
            <text:p text:style-name="P24">Asus </text:p>
          </table:table-cell>
        </table:table-row>
        <table:table-row>
          <table:table-cell table:style-name="Tabla3.A2" office:value-type="string">
            <text:p text:style-name="P13">modelo del HDD:</text:p>
          </table:table-cell>
          <table:table-cell table:style-name="Tabla3.B2" office:value-type="string">
            <text:p text:style-name="P24">Western Digital Black Caviar</text:p>
          </table:table-cell>
        </table:table-row>
        <table:table-row>
          <table:table-cell table:style-name="Tabla3.A2" office:value-type="string">
            <text:p text:style-name="P13">Capacidad del HDD:</text:p>
          </table:table-cell>
          <table:table-cell table:style-name="Tabla3.B2" office:value-type="string">
            <text:p text:style-name="P24">1TB</text:p>
          </table:table-cell>
        </table:table-row>
      </table:table>
      <text:h text:style-name="Heading_20_3" text:outline-level="3"/>
      <text:h text:style-name="P64" text:outline-level="3"/>
      <text:p text:style-name="P27">palabras en italic</text:p>
      <text:p text:style-name="P10">network</text:p>
      <text:p text:style-name="P10">networks</text:p>
      <text:p text:style-name="P10">hash</text:p>
      <text:p text:style-name="P10">sink </text:p>
      <text:p text:style-name="P10">source</text:p>
      <text:p text:style-name="P10">max flow</text:p>
      <text:p text:style-name="P10">min cut</text:p>
      <text:p text:style-name="P10"><text:span text:style-name="T36">O </text:span><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y10" svg:font-family="cmsy10"/>
    <style:font-face style:name="monospace" svg:font-family="monospace, fixed"/>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09T00:56:49.798922816</dc:date>
    <meta:editing-duration>PT2H58M30S</meta:editing-duration>
    <meta:editing-cycles>8</meta:editing-cycles>
    <meta:generator>LibreOffice/4.1.6.2$Linux_x86 LibreOffice_project/410m0$Build-2</meta:generator>
    <meta:document-statistic meta:table-count="3" meta:image-count="0" meta:object-count="22" meta:page-count="14" meta:paragraph-count="164" meta:word-count="2076" meta:character-count="12455" meta:non-whitespace-character-count="10547"/>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